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"/>
    <style:style style:name="ce2" style:family="table-cell" style:parent-style-name="Default" style:data-style-name="N108"/>
    <style:style style:name="ce3" style:family="table-cell" style:parent-style-name="Default" style:data-style-name="N60"/>
  </office:automatic-styles>
  <office:body>
    <office:spreadsheet>
      <table:table table:name="Slope U_H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4" table:number-columns-repeated="2" table:default-cell-style-name="ce2"/>
        <table:table-row table:style-name="ro1">
          <table:table-cell table:style-name="Default" table:number-columns-repeated="2"/>
          <table:table-cell table:style-name="Default" office:value-type="string" calcext:value-type="string">
            <text:p>e=</text:p>
          </table:table-cell>
          <table:table-cell table:formula="of:=1.6*10^(-19)" office:value-type="float" office:value="1.6E-019" calcext:value-type="float">
            <text:p>1,60000E-19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I=</text:p>
          </table:table-cell>
          <table:table-cell office:value-type="float" office:value="0.0000009780425876494" calcext:value-type="float">
            <text:p>9,78043E-07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/W=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U_gate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b_err</text:p>
          </table:table-cell>
          <table:table-cell table:style-name="Default" office:value-type="string" calcext:value-type="string">
            <text:p>U_xx</text:p>
          </table:table-cell>
          <table:table-cell table:style-name="Default" office:value-type="string" calcext:value-type="string">
            <text:p>n_s</text:p>
          </table:table-cell>
          <table:table-cell table:style-name="Default" office:value-type="string" calcext:value-type="string">
            <text:p>n_s_err</text:p>
          </table:table-cell>
          <table:table-cell table:style-name="Default" office:value-type="string" calcext:value-type="string">
            <text:p>µ</text:p>
          </table:table-cell>
          <table:table-cell table:style-name="Default" office:value-type="string" calcext:value-type="string">
            <text:p>µ_err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7418653884126" calcext:value-type="float">
            <text:p>7,41865E-04</text:p>
          </table:table-cell>
          <table:table-cell office:value-type="float" office:value="0.0000004682458919151" calcext:value-type="float">
            <text:p>4,68246E-07</text:p>
          </table:table-cell>
          <table:table-cell office:value-type="float" office:value="0.000000953682" calcext:value-type="float">
            <text:p>9,53682E-07</text:p>
          </table:table-cell>
          <table:table-cell table:formula="of:=([.$D$2]/[.$D$1])*(1/[.B5])" office:value-type="float" office:value="8.23972417137358E+015" calcext:value-type="float">
            <text:p>8,23972E+15</text:p>
          </table:table-cell>
          <table:table-cell table:formula="of:=ABS(([.$D$2]/[.$D$1])*(1/[.B5]-[.C5])-[.E5])" office:value-type="float" office:value="2862277" calcext:value-type="float">
            <text:p>2,86228E+06</text:p>
          </table:table-cell>
          <table:table-cell table:formula="of:=1/([.E5]*[.$D$1])*1/[.D5]*[.$D$3]" office:value-type="float" office:value="4772160132.69439" calcext:value-type="float">
            <text:p>4,77216E+09</text:p>
          </table:table-cell>
          <table:table-cell table:formula="of:=ABS((1/(([.E5]+[.F5])*[.$D$1])*1/[.D5]*[.$D$3])-[.G5])" office:value-type="float" office:value="1.65773010253906" calcext:value-type="float">
            <text:p>1,65773E+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7869231655308" calcext:value-type="float">
            <text:p>7,86923E-04</text:p>
          </table:table-cell>
          <table:table-cell office:value-type="float" office:value="0.0000008322354911264" calcext:value-type="float">
            <text:p>8,32235E-07</text:p>
          </table:table-cell>
          <table:table-cell office:value-type="float" office:value="0.000000953682" calcext:value-type="float">
            <text:p>9,53682E-07</text:p>
          </table:table-cell>
          <table:table-cell table:formula="of:=([.$D$2]/[.$D$1])*(1/[.B6])" office:value-type="float" office:value="7.76793267826285E+015" calcext:value-type="float">
            <text:p>7,76793E+15</text:p>
          </table:table-cell>
          <table:table-cell table:formula="of:=ABS(([.$D$2]/[.$D$1])*(1/[.B6]-[.C6])-[.E6])" office:value-type="float" office:value="5087261" calcext:value-type="float">
            <text:p>5,08726E+06</text:p>
          </table:table-cell>
          <table:table-cell table:formula="of:=1/([.E6]*[.$D$1])*1/[.D6]*[.$D$3]" office:value-type="float" office:value="5062001026.99921" calcext:value-type="float">
            <text:p>5,06200E+09</text:p>
          </table:table-cell>
          <table:table-cell table:formula="of:=ABS((1/(([.E6]+[.F6])*[.$D$1])*1/[.D6]*[.$D$3])-[.G6])" office:value-type="float" office:value="3.31513214111328" calcext:value-type="float">
            <text:p>3,31513E+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8525051312498" calcext:value-type="float">
            <text:p>8,52505E-04</text:p>
          </table:table-cell>
          <table:table-cell office:value-type="float" office:value="0.0000008300892507609" calcext:value-type="float">
            <text:p>8,30089E-07</text:p>
          </table:table-cell>
          <table:table-cell office:value-type="float" office:value="0.000276567" calcext:value-type="float">
            <text:p>2,76567E-04</text:p>
          </table:table-cell>
          <table:table-cell table:formula="of:=([.$D$2]/[.$D$1])*(1/[.B7])" office:value-type="float" office:value="7.17035704388927E+015" calcext:value-type="float">
            <text:p>7,17036E+15</text:p>
          </table:table-cell>
          <table:table-cell table:formula="of:=ABS(([.$D$2]/[.$D$1])*(1/[.B7]-[.C7])-[.E7])" office:value-type="float" office:value="5074141" calcext:value-type="float">
            <text:p>5,07414E+06</text:p>
          </table:table-cell>
          <table:table-cell table:formula="of:=1/([.E7]*[.$D$1])*1/[.D7]*[.$D$3]" office:value-type="float" office:value="18909938.9726856" calcext:value-type="float">
            <text:p>1,89099E+07</text:p>
          </table:table-cell>
          <table:table-cell table:formula="of:=ABS((1/(([.E7]+[.F7])*[.$D$1])*1/[.D7]*[.$D$3])-[.G7])" office:value-type="float" office:value="0.0133817195892334" calcext:value-type="float">
            <text:p>1,33817E-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9341212677496" calcext:value-type="float">
            <text:p>9,34121E-04</text:p>
          </table:table-cell>
          <table:table-cell office:value-type="float" office:value="0.0000004601845778608" calcext:value-type="float">
            <text:p>4,60185E-07</text:p>
          </table:table-cell>
          <table:table-cell office:value-type="float" office:value="0.00000143052" calcext:value-type="float">
            <text:p>1,43052E-06</text:p>
          </table:table-cell>
          <table:table-cell table:formula="of:=([.$D$2]/[.$D$1])*(1/[.B8])" office:value-type="float" office:value="6.54386789365697E+015" calcext:value-type="float">
            <text:p>6,54387E+15</text:p>
          </table:table-cell>
          <table:table-cell table:formula="of:=ABS(([.$D$2]/[.$D$1])*(1/[.B8]-[.C8])-[.E8])" office:value-type="float" office:value="2813001" calcext:value-type="float">
            <text:p>2,81300E+06</text:p>
          </table:table-cell>
          <table:table-cell table:formula="of:=1/([.E8]*[.$D$1])*1/[.D8]*[.$D$3]" office:value-type="float" office:value="4005924966.31929" calcext:value-type="float">
            <text:p>4,00592E+09</text:p>
          </table:table-cell>
          <table:table-cell table:formula="of:=ABS((1/(([.E8]+[.F8])*[.$D$1])*1/[.D8]*[.$D$3])-[.G8])" office:value-type="float" office:value="1.72202014923096" calcext:value-type="float">
            <text:p>1,72202E+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8529135848636" calcext:value-type="float">
            <text:p>8,52914E-04</text:p>
          </table:table-cell>
          <table:table-cell office:value-type="float" office:value="0.0000001963533195967" calcext:value-type="float">
            <text:p>1,96353E-07</text:p>
          </table:table-cell>
          <table:table-cell office:value-type="float" office:value="0.000274183" calcext:value-type="float">
            <text:p>2,74183E-04</text:p>
          </table:table-cell>
          <table:table-cell table:formula="of:=([.$D$2]/[.$D$1])*(1/[.B9])" office:value-type="float" office:value="7.1669232162439E+015" calcext:value-type="float">
            <text:p>7,16692E+15</text:p>
          </table:table-cell>
          <table:table-cell table:formula="of:=ABS(([.$D$2]/[.$D$1])*(1/[.B9]-[.C9])-[.E9])" office:value-type="float" office:value="1200262" calcext:value-type="float">
            <text:p>1,20026E+06</text:p>
          </table:table-cell>
          <table:table-cell table:formula="of:=1/([.E9]*[.$D$1])*1/[.D9]*[.$D$3]" office:value-type="float" office:value="19083498.3683745" calcext:value-type="float">
            <text:p>1,90835E+07</text:p>
          </table:table-cell>
          <table:table-cell table:formula="of:=ABS((1/(([.E9]+[.F9])*[.$D$1])*1/[.D9]*[.$D$3])-[.G9])" office:value-type="float" office:value="0.00319596379995346" calcext:value-type="float">
            <text:p>3,19596E-03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01128895912879" calcext:value-type="float">
            <text:p>1,12890E-03</text:p>
          </table:table-cell>
          <table:table-cell office:value-type="float" office:value="0.000001969741254929" calcext:value-type="float">
            <text:p>1,96974E-06</text:p>
          </table:table-cell>
          <table:table-cell office:value-type="float" office:value="0.00000286104" calcext:value-type="float">
            <text:p>2,86104E-06</text:p>
          </table:table-cell>
          <table:table-cell table:formula="of:=([.$D$2]/[.$D$1])*(1/[.B10])" office:value-type="float" office:value="5.41481823352473E+015" calcext:value-type="float">
            <text:p>5,41482E+15</text:p>
          </table:table-cell>
          <table:table-cell table:formula="of:=ABS(([.$D$2]/[.$D$1])*(1/[.B10]-[.C10])-[.E10])" office:value-type="float" office:value="12040567" calcext:value-type="float">
            <text:p>1,20406E+07</text:p>
          </table:table-cell>
          <table:table-cell table:formula="of:=1/([.E10]*[.$D$1])*1/[.D10]*[.$D$3]" office:value-type="float" office:value="2420602376.7516" calcext:value-type="float">
            <text:p>2,42060E+09</text:p>
          </table:table-cell>
          <table:table-cell table:formula="of:=ABS((1/(([.E10]+[.F10])*[.$D$1])*1/[.D10]*[.$D$3])-[.G10])" office:value-type="float" office:value="5.38253116607666" calcext:value-type="float">
            <text:p>5,38253E+0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00126965403898" calcext:value-type="float">
            <text:p>1,26965E-03</text:p>
          </table:table-cell>
          <table:table-cell office:value-type="float" office:value="0.0000008389657281438" calcext:value-type="float">
            <text:p>8,38966E-07</text:p>
          </table:table-cell>
          <table:table-cell office:value-type="float" office:value="0.000730876" calcext:value-type="float">
            <text:p>7,30876E-04</text:p>
          </table:table-cell>
          <table:table-cell table:formula="of:=([.$D$2]/[.$D$1])*(1/[.B11])" office:value-type="float" office:value="4.81451323363611E+015" calcext:value-type="float">
            <text:p>4,81451E+15</text:p>
          </table:table-cell>
          <table:table-cell table:formula="of:=ABS(([.$D$2]/[.$D$1])*(1/[.B11]-[.C11])-[.E11])" office:value-type="float" office:value="5128402" calcext:value-type="float">
            <text:p>5,12840E+06</text:p>
          </table:table-cell>
          <table:table-cell table:formula="of:=1/([.E11]*[.$D$1])*1/[.D11]*[.$D$3]" office:value-type="float" office:value="10657005.3029586" calcext:value-type="float">
            <text:p>1,06570E+07</text:p>
          </table:table-cell>
          <table:table-cell table:formula="of:=ABS((1/(([.E11]+[.F11])*[.$D$1])*1/[.D11]*[.$D$3])-[.G11])" office:value-type="float" office:value="0.0113518070429564" calcext:value-type="float">
            <text:p>1,13518E-02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0.001519397909992" calcext:value-type="float">
            <text:p>1,51940E-03</text:p>
          </table:table-cell>
          <table:table-cell office:value-type="float" office:value="0.000001475237572036" calcext:value-type="float">
            <text:p>1,47524E-06</text:p>
          </table:table-cell>
          <table:table-cell office:value-type="float" office:value="0.00000452998" calcext:value-type="float">
            <text:p>4,52998E-06</text:p>
          </table:table-cell>
          <table:table-cell table:formula="of:=([.$D$2]/[.$D$1])*(1/[.B12])" office:value-type="float" office:value="4.02315031013893E+015" calcext:value-type="float">
            <text:p>4,02315E+15</text:p>
          </table:table-cell>
          <table:table-cell table:formula="of:=ABS(([.$D$2]/[.$D$1])*(1/[.B12]-[.C12])-[.E12])" office:value-type="float" office:value="9017782" calcext:value-type="float">
            <text:p>9,01778E+06</text:p>
          </table:table-cell>
          <table:table-cell table:formula="of:=1/([.E12]*[.$D$1])*1/[.D12]*[.$D$3]" office:value-type="float" office:value="2057636828.22587" calcext:value-type="float">
            <text:p>2,05764E+09</text:p>
          </table:table-cell>
          <table:table-cell table:formula="of:=ABS((1/(([.E12]+[.F12])*[.$D$1])*1/[.D12]*[.$D$3])-[.G12])" office:value-type="float" office:value="4.61213707923889" calcext:value-type="float">
            <text:p>4,61214E+00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0.001872727584881" calcext:value-type="float">
            <text:p>1,87273E-03</text:p>
          </table:table-cell>
          <table:table-cell office:value-type="float" office:value="0.0000005875741821929" calcext:value-type="float">
            <text:p>5,87574E-07</text:p>
          </table:table-cell>
          <table:table-cell office:value-type="float" office:value="0.00216796" calcext:value-type="float">
            <text:p>2,16796E-03</text:p>
          </table:table-cell>
          <table:table-cell table:formula="of:=([.$D$2]/[.$D$1])*(1/[.B13])" office:value-type="float" office:value="3.26409789771809E+015" calcext:value-type="float">
            <text:p>3,26410E+15</text:p>
          </table:table-cell>
          <table:table-cell table:formula="of:=ABS(([.$D$2]/[.$D$1])*(1/[.B13]-[.C13])-[.E13])" office:value-type="float" office:value="3591703.5" calcext:value-type="float">
            <text:p>3,59170E+06</text:p>
          </table:table-cell>
          <table:table-cell table:formula="of:=1/([.E13]*[.$D$1])*1/[.D13]*[.$D$3]" office:value-type="float" office:value="5299279.51063807" calcext:value-type="float">
            <text:p>5,29928E+06</text:p>
          </table:table-cell>
          <table:table-cell table:formula="of:=ABS((1/(([.E13]+[.F13])*[.$D$1])*1/[.D13]*[.$D$3])-[.G13])" office:value-type="float" office:value="0.00583114847540855" calcext:value-type="float">
            <text:p>5,83115E-03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ce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scientific-number number:decimal-places="5" number:min-integer-digits="1" number:min-exponent-digits="2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.00.0000</text:date>, <text:time style:data-style-name="N2" text:time-value="18:18:20.433164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2:44:45.649136370</meta:creation-date>
    <dc:date>2015-10-13T18:34:18.345551831</dc:date>
    <meta:editing-duration>PT4H45M</meta:editing-duration>
    <meta:editing-cycles>37</meta:editing-cycles>
    <meta:generator>LibreOffice/4.2.8.2$Linux_X86_64 LibreOffice_project/420m0$Build-2</meta:generator>
    <meta:document-statistic meta:table-count="1" meta:cell-count="86" meta:object-count="0"/>
    <meta:user-defined meta:name="qrichtext">1</meta:user-defined>
  </office:meta>
</office:document-meta>
</file>